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86cm" fo:min-width="4.86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644cm" fo:min-width="9.52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503cm" fo:min-width="7.266cm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bottom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32cm" fo:min-width="7.12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837cm" fo:min-width="2.81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01cm" fo:min-width="5.85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.035cm" fo:margin-right="0cm" fo:margin-top="0.353cm" fo:margin-bottom="0cm" fo:text-align="center" fo:text-indent="0cm"/>
    </style:style>
    <style:style style:name="P4" style:family="paragraph">
      <loext:graphic-properties draw:fill="none" draw:fill-color="#ffffff"/>
      <style:paragraph-properties fo:margin-left="0.035cm" fo:margin-right="0cm" fo:margin-top="0.353cm" fo:margin-bottom="0cm" fo:text-align="center" fo:text-indent="0cm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2-Draw">
        <draw:custom-shape draw:style-name="gr1" draw:text-style-name="P2" xml:id="id3" draw:id="id3" draw:layer="layout" svg:width="5.366cm" svg:height="1.836cm" svg:x="19.708cm" svg:y="6.153cm">
          <text:p text:style-name="P1">XS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0.025cm" svg:height="2.894cm" svg:x="17.379cm" svg:y="10.46cm">
          <text:p text:style-name="P1">ExperimentTaskReport.java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7.766cm" svg:height="2.753cm" svg:x="5.377cm" svg:y="10.531cm">
          <text:p text:style-name="P1">ExperimentJob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3.143cm" svg:y1="11.907cm" svg:x2="17.379cm" svg:y2="11.907cm" draw:start-shape="id1" draw:start-glue-point="1" draw:end-shape="id2" draw:end-glue-point="3" svg:d="M13143 11907h4236" svg:viewBox="0 0 4237 1">
          <text:p text:style-name="P3">writes</text:p>
        </draw:connector>
        <draw:connector draw:style-name="gr5" draw:text-style-name="P5" draw:layer="layout" svg:x1="22.391cm" svg:y1="7.989cm" svg:x2="22.391cm" svg:y2="10.46cm" draw:start-shape="id3" draw:start-glue-point="2" draw:end-shape="id2" draw:end-glue-point="0" svg:d="M22391 7989v2471" svg:viewBox="0 0 1 2472">
          <text:p/>
        </draw:connector>
        <draw:custom-shape draw:style-name="gr6" draw:text-style-name="P2" xml:id="id4" draw:id="id4" draw:layer="layout" svg:width="7.625cm" svg:height="2.682cm" svg:x="31.287cm" svg:y="10.566cm">
          <text:p text:style-name="P1">DBImport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31.287cm" svg:y1="11.907cm" svg:x2="27.404cm" svg:y2="11.907cm" draw:start-shape="id4" draw:start-glue-point="3" draw:end-shape="id2" draw:end-glue-point="1" svg:d="M31287 11907h-3883" svg:viewBox="0 0 3884 1">
          <text:p text:style-name="P1">reads</text:p>
        </draw:connector>
        <draw:custom-shape draw:style-name="gr7" draw:text-style-name="P2" xml:id="id5" draw:id="id5" draw:layer="layout" svg:width="3.318cm" svg:height="3.954cm" svg:x="33.44cm" svg:y="15.613cm">
          <text:p text:style-name="P1">K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5" draw:layer="layout" svg:x1="35.099cm" svg:y1="13.248cm" svg:x2="35.099cm" svg:y2="15.613cm" draw:start-shape="id4" draw:start-glue-point="2" draw:end-shape="id5" draw:end-glue-point="5" svg:d="M35099 13248v2365" svg:viewBox="0 0 1 2366">
          <text:p/>
        </draw:connector>
        <draw:custom-shape draw:style-name="gr8" draw:text-style-name="P2" xml:id="id6" draw:id="id6" draw:layer="layout" svg:width="6.353cm" svg:height="2.26cm" svg:x="19.215cm" svg:y="15.119cm">
          <text:p text:style-name="P1">Upgrader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1.287cm" svg:y1="11.907cm" svg:x2="25.568cm" svg:y2="16.249cm" draw:start-shape="id4" draw:start-glue-point="3" draw:end-shape="id6" draw:end-glue-point="1" svg:d="M31287 11907h-2860v4342h-2859" svg:viewBox="0 0 5720 4343">
          <text:p/>
        </draw:connector>
        <draw:connector draw:style-name="gr5" draw:text-style-name="P5" draw:layer="layout" svg:x1="22.391cm" svg:y1="15.119cm" svg:x2="22.391cm" svg:y2="13.354cm" draw:start-shape="id6" draw:start-glue-point="0" draw:end-shape="id2" draw:end-glue-point="2" svg:d="M22391 15119v-1765" svg:viewBox="0 0 1 1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2-Dra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6T23:49:51.696588372</meta:creation-date>
    <dc:title>A2-Draw</dc:title>
    <meta:editing-duration>PT21M22S</meta:editing-duration>
    <meta:editing-cycles>4</meta:editing-cycles>
    <meta:generator>LibreOffice/5.2.0.3$Linux_X86_64 LibreOffice_project/7dbd85f5a18cfeaf6801c594fc43a5edadc2df0c</meta:generator>
    <dc:date>2016-08-17T00:21:25.518498003</dc:date>
    <meta:document-statistic meta:object-count="12"/>
    <meta:template xlink:type="simple" xlink:actuate="onRequest" xlink:title="A2-Draw" xlink:href="../../../../../.config/libreoffice/4/user/template/A2-Draw.otg" meta:date="2016-08-16T23:49:51.134193205"/>
  </office:meta>
</office:document-meta>
</file>